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officeooo:rsid="000112ab" officeooo:paragraph-rsid="000112ab"/>
    </style:style>
    <style:style style:name="P11" style:family="paragraph" style:parent-style-name="Standard">
      <style:text-properties style:text-underline-style="none" fo:font-weight="normal" officeooo:rsid="000b2232" officeooo:paragraph-rsid="000b2232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b2232" officeooo:paragraph-rsid="000cb6b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cb6b2" officeooo:paragraph-rsid="000cb6b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ddbc7" officeooo:paragraph-rsid="000ddbc7" style:font-weight-asian="normal" style:font-weight-complex="normal"/>
    </style:style>
    <style:style style:name="P15" style:family="paragraph" style:parent-style-name="Standard">
      <style:text-properties officeooo:paragraph-rsid="000ddbc7"/>
    </style:style>
    <style:style style:name="P16" style:family="paragraph" style:parent-style-name="Standard">
      <style:text-properties officeooo:rsid="000ddbc7" officeooo:paragraph-rsid="000ddbc7"/>
    </style:style>
    <style:style style:name="P17" style:family="paragraph" style:parent-style-name="Standard">
      <style:text-properties officeooo:rsid="000ddbc7" officeooo:paragraph-rsid="000f0a5a"/>
    </style:style>
    <style:style style:name="P18" style:family="paragraph" style:parent-style-name="Standard">
      <style:text-properties officeooo:rsid="0004df20" officeooo:paragraph-rsid="0004df20"/>
    </style:style>
    <style:style style:name="P19" style:family="paragraph" style:parent-style-name="Standard">
      <style:text-properties fo:font-weight="bold" officeooo:rsid="00115251" officeooo:paragraph-rsid="00115251" style:font-weight-asian="bold" style:font-weight-complex="bold"/>
    </style:style>
    <style:style style:name="P20" style:family="paragraph" style:parent-style-name="Standard">
      <style:text-properties fo:font-weight="bold" officeooo:rsid="00115251" officeooo:paragraph-rsid="0012d2e5" style:font-weight-asian="bold" style:font-weight-complex="bold"/>
    </style:style>
    <style:style style:name="P21" style:family="paragraph" style:parent-style-name="Standard">
      <style:text-properties fo:font-weight="bold" officeooo:rsid="00115251" officeooo:paragraph-rsid="00149755" style:font-weight-asian="bold" style:font-weight-complex="bold"/>
    </style:style>
    <style:style style:name="P22" style:family="paragraph" style:parent-style-name="Standard">
      <style:text-properties fo:font-weight="bold" officeooo:rsid="00153a88" officeooo:paragraph-rsid="00153a88" style:font-weight-asian="bold" style:font-weight-complex="bold"/>
    </style:style>
    <style:style style:name="P23" style:family="paragraph" style:parent-style-name="Standard">
      <style:text-properties fo:font-weight="bold" officeooo:rsid="0017a094" officeooo:paragraph-rsid="0016c2c5" style:font-weight-asian="bold" style:font-weight-complex="bold"/>
    </style:style>
    <style:style style:name="P24" style:family="paragraph" style:parent-style-name="Standard">
      <style:text-properties fo:font-weight="bold" officeooo:rsid="001ecfe8" officeooo:paragraph-rsid="001ecfe8" style:font-weight-asian="bold" style:font-weight-complex="bold"/>
    </style:style>
    <style:style style:name="P25" style:family="paragraph" style:parent-style-name="Standard">
      <style:text-properties fo:font-weight="bold" officeooo:rsid="001f7f52" officeooo:paragraph-rsid="001f7f52" style:font-weight-asian="bold" style:font-weight-complex="bold"/>
    </style:style>
    <style:style style:name="P26" style:family="paragraph" style:parent-style-name="Standard">
      <style:text-properties fo:font-weight="bold" officeooo:rsid="0022d88a" officeooo:paragraph-rsid="0022d88a" style:font-weight-asian="bold" style:font-weight-complex="bold"/>
    </style:style>
    <style:style style:name="P27" style:family="paragraph" style:parent-style-name="Standard">
      <style:text-properties fo:font-weight="bold" officeooo:rsid="0022d88a" officeooo:paragraph-rsid="002957d5" style:font-weight-asian="bold" style:font-weight-complex="bold"/>
    </style:style>
    <style:style style:name="P28" style:family="paragraph" style:parent-style-name="Standard">
      <style:text-properties fo:font-weight="bold" officeooo:rsid="002957d5" officeooo:paragraph-rsid="002957d5" style:font-weight-asian="bold" style:font-weight-complex="bold"/>
    </style:style>
    <style:style style:name="P29" style:family="paragraph" style:parent-style-name="Standard">
      <style:text-properties fo:font-weight="bold" officeooo:rsid="003730d0" officeooo:paragraph-rsid="003730d0" style:font-weight-asian="bold" style:font-weight-complex="bold"/>
    </style:style>
    <style:style style:name="P30" style:family="paragraph" style:parent-style-name="Standard">
      <style:text-properties officeooo:rsid="00153a88" officeooo:paragraph-rsid="00153a88"/>
    </style:style>
    <style:style style:name="P31" style:family="paragraph" style:parent-style-name="Standard">
      <style:text-properties officeooo:rsid="0016766c" officeooo:paragraph-rsid="0016766c"/>
    </style:style>
    <style:style style:name="P32" style:family="paragraph" style:parent-style-name="Standard">
      <style:text-properties officeooo:rsid="0016766c" officeooo:paragraph-rsid="00169d34"/>
    </style:style>
    <style:style style:name="P33" style:family="paragraph" style:parent-style-name="Standard">
      <style:text-properties officeooo:rsid="0016c2c5" officeooo:paragraph-rsid="0016c2c5"/>
    </style:style>
    <style:style style:name="P34" style:family="paragraph" style:parent-style-name="Standard">
      <style:text-properties officeooo:rsid="001c90eb" officeooo:paragraph-rsid="001c90eb"/>
    </style:style>
    <style:style style:name="P35" style:family="paragraph" style:parent-style-name="Standard">
      <style:text-properties fo:font-weight="normal" officeooo:rsid="00149755" officeooo:paragraph-rsid="00149755" style:font-weight-asian="normal" style:font-weight-complex="normal"/>
    </style:style>
    <style:style style:name="P36" style:family="paragraph" style:parent-style-name="Standard">
      <style:text-properties fo:font-weight="normal" officeooo:rsid="00115251" officeooo:paragraph-rsid="00149755" style:font-weight-asian="normal" style:font-weight-complex="normal"/>
    </style:style>
    <style:style style:name="P37" style:family="paragraph" style:parent-style-name="Standard">
      <style:text-properties fo:font-weight="normal" officeooo:rsid="00115251" officeooo:paragraph-rsid="00115251" style:font-weight-asian="normal" style:font-weight-complex="normal"/>
    </style:style>
    <style:style style:name="P38" style:family="paragraph" style:parent-style-name="Standard">
      <style:text-properties fo:font-weight="normal" officeooo:rsid="0012d2e5" officeooo:paragraph-rsid="0012d2e5" style:font-weight-asian="normal" style:font-weight-complex="normal"/>
    </style:style>
    <style:style style:name="P39" style:family="paragraph" style:parent-style-name="Standard">
      <style:text-properties fo:font-weight="normal" officeooo:rsid="0017a094" officeooo:paragraph-rsid="0016c2c5" style:font-weight-asian="normal" style:font-weight-complex="normal"/>
    </style:style>
    <style:style style:name="P40" style:family="paragraph" style:parent-style-name="Standard">
      <style:text-properties fo:font-weight="normal" officeooo:rsid="001c90eb" officeooo:paragraph-rsid="001c90eb" style:font-weight-asian="normal" style:font-weight-complex="normal"/>
    </style:style>
    <style:style style:name="P41" style:family="paragraph" style:parent-style-name="Standard">
      <style:text-properties fo:font-weight="normal" officeooo:rsid="001ecfe8" officeooo:paragraph-rsid="001ecfe8" style:font-weight-asian="normal" style:font-weight-complex="normal"/>
    </style:style>
    <style:style style:name="P42" style:family="paragraph" style:parent-style-name="Standard">
      <style:text-properties fo:font-weight="normal" officeooo:rsid="001f7f52" officeooo:paragraph-rsid="001ecfe8" style:font-weight-asian="normal" style:font-weight-complex="normal"/>
    </style:style>
    <style:style style:name="P43" style:family="paragraph" style:parent-style-name="Standard">
      <style:text-properties fo:font-weight="normal" officeooo:rsid="001f7f52" officeooo:paragraph-rsid="001f7f52" style:font-weight-asian="normal" style:font-weight-complex="normal"/>
    </style:style>
    <style:style style:name="P44" style:family="paragraph" style:parent-style-name="Standard">
      <style:text-properties fo:font-weight="normal" officeooo:rsid="002164df" officeooo:paragraph-rsid="002164df" style:font-weight-asian="normal" style:font-weight-complex="normal"/>
    </style:style>
    <style:style style:name="P45" style:family="paragraph" style:parent-style-name="Standard">
      <style:text-properties fo:font-weight="normal" officeooo:rsid="002164df" officeooo:paragraph-rsid="002379f7" style:font-weight-asian="normal" style:font-weight-complex="normal"/>
    </style:style>
    <style:style style:name="P46" style:family="paragraph" style:parent-style-name="Standard">
      <style:text-properties fo:font-weight="normal" officeooo:rsid="002164df" officeooo:paragraph-rsid="00238458" style:font-weight-asian="normal" style:font-weight-complex="normal"/>
    </style:style>
    <style:style style:name="P47" style:family="paragraph" style:parent-style-name="Standard">
      <style:text-properties fo:font-weight="normal" officeooo:rsid="00238458" officeooo:paragraph-rsid="002408ee" style:font-weight-asian="normal" style:font-weight-complex="normal"/>
    </style:style>
    <style:style style:name="P48" style:family="paragraph" style:parent-style-name="Standard">
      <style:text-properties fo:font-weight="normal" officeooo:rsid="00238458" officeooo:paragraph-rsid="00238458" style:font-weight-asian="normal" style:font-weight-complex="normal"/>
    </style:style>
    <style:style style:name="P49" style:family="paragraph" style:parent-style-name="Standard">
      <style:text-properties fo:font-weight="normal" officeooo:rsid="0025c024" officeooo:paragraph-rsid="0025c024" style:font-weight-asian="normal" style:font-weight-complex="normal"/>
    </style:style>
    <style:style style:name="P50" style:family="paragraph" style:parent-style-name="Standard">
      <style:text-properties fo:font-weight="normal" officeooo:rsid="0022d88a" officeooo:paragraph-rsid="0022d88a" style:font-weight-asian="normal" style:font-weight-complex="normal"/>
    </style:style>
    <style:style style:name="P51" style:family="paragraph" style:parent-style-name="Standard">
      <style:text-properties fo:font-weight="normal" officeooo:rsid="002957d5" officeooo:paragraph-rsid="002957d5" style:font-weight-asian="normal" style:font-weight-complex="normal"/>
    </style:style>
    <style:style style:name="P52" style:family="paragraph" style:parent-style-name="Standard">
      <style:text-properties fo:font-weight="normal" officeooo:rsid="0029a737" officeooo:paragraph-rsid="0029a737" style:font-weight-asian="normal" style:font-weight-complex="normal"/>
    </style:style>
    <style:style style:name="P53" style:family="paragraph" style:parent-style-name="Standard">
      <style:text-properties fo:font-weight="normal" officeooo:rsid="002adc88" officeooo:paragraph-rsid="002adc88" style:font-weight-asian="normal" style:font-weight-complex="normal"/>
    </style:style>
    <style:style style:name="P54" style:family="paragraph" style:parent-style-name="Standard">
      <style:text-properties officeooo:rsid="00115251" officeooo:paragraph-rsid="00115251"/>
    </style:style>
    <style:style style:name="P55" style:family="paragraph" style:parent-style-name="Standard">
      <style:text-properties officeooo:rsid="0022d88a" officeooo:paragraph-rsid="0022d88a"/>
    </style:style>
    <style:style style:name="P56" style:family="paragraph" style:parent-style-name="Standard">
      <style:text-properties officeooo:rsid="0022d88a" officeooo:paragraph-rsid="002adc88"/>
    </style:style>
    <style:style style:name="P57" style:family="paragraph" style:parent-style-name="Standard">
      <style:text-properties officeooo:rsid="0025c024" officeooo:paragraph-rsid="0025c024"/>
    </style:style>
    <style:style style:name="P58" style:family="paragraph" style:parent-style-name="Standard">
      <style:text-properties officeooo:rsid="00269c7e" officeooo:paragraph-rsid="00269c7e"/>
    </style:style>
    <style:style style:name="P59" style:family="paragraph" style:parent-style-name="Standard">
      <style:text-properties officeooo:rsid="002aa089" officeooo:paragraph-rsid="002aa089"/>
    </style:style>
    <style:style style:name="P60" style:family="paragraph" style:parent-style-name="Standard">
      <style:text-properties officeooo:rsid="000843a2" officeooo:paragraph-rsid="000843a2"/>
    </style:style>
    <style:style style:name="P61" style:family="paragraph" style:parent-style-name="Standard">
      <style:text-properties officeooo:rsid="000843a2" officeooo:paragraph-rsid="0030ea5a"/>
    </style:style>
    <style:style style:name="P62" style:family="paragraph" style:parent-style-name="Standard">
      <style:text-properties officeooo:rsid="0030ea5a" officeooo:paragraph-rsid="0030ea5a"/>
    </style:style>
    <style:style style:name="P63" style:family="paragraph" style:parent-style-name="Standard">
      <style:text-properties officeooo:rsid="00314731" officeooo:paragraph-rsid="00314731"/>
    </style:style>
    <style:style style:name="P64" style:family="paragraph" style:parent-style-name="Standard">
      <style:text-properties officeooo:rsid="00314731" officeooo:paragraph-rsid="0032d7e5"/>
    </style:style>
    <style:style style:name="P65" style:family="paragraph" style:parent-style-name="Standard">
      <style:text-properties officeooo:rsid="0032d7e5" officeooo:paragraph-rsid="0032d7e5"/>
    </style:style>
    <style:style style:name="P66" style:family="paragraph" style:parent-style-name="Standard">
      <style:text-properties officeooo:rsid="003315ed" officeooo:paragraph-rsid="0032d7e5"/>
    </style:style>
    <style:style style:name="P67" style:family="paragraph" style:parent-style-name="Standard">
      <style:text-properties officeooo:rsid="003315ed" officeooo:paragraph-rsid="00350881"/>
    </style:style>
    <style:style style:name="P68" style:family="paragraph" style:parent-style-name="Standard">
      <style:text-properties officeooo:rsid="003315ed" officeooo:paragraph-rsid="00395218"/>
    </style:style>
    <style:style style:name="P69" style:family="paragraph" style:parent-style-name="Standard">
      <style:text-properties officeooo:rsid="003315ed" officeooo:paragraph-rsid="003d2b16"/>
    </style:style>
    <style:style style:name="P70" style:family="paragraph" style:parent-style-name="Standard">
      <style:text-properties officeooo:rsid="003730d0" officeooo:paragraph-rsid="003730d0"/>
    </style:style>
    <style:style style:name="P71" style:family="paragraph" style:parent-style-name="Standard">
      <style:text-properties officeooo:rsid="00395218" officeooo:paragraph-rsid="003b39b0"/>
    </style:style>
    <style:style style:name="P72" style:family="paragraph" style:parent-style-name="Standard">
      <style:text-properties officeooo:rsid="00395218" officeooo:paragraph-rsid="003d2b16"/>
    </style:style>
    <style:style style:name="P73" style:family="paragraph" style:parent-style-name="Standard">
      <style:text-properties officeooo:rsid="00395218" officeooo:paragraph-rsid="00395218"/>
    </style:style>
    <style:style style:name="P74" style:family="paragraph" style:parent-style-name="Standard">
      <style:text-properties officeooo:rsid="003e78ee" officeooo:paragraph-rsid="003e78ee"/>
    </style:style>
    <style:style style:name="P75" style:family="paragraph" style:parent-style-name="Standard">
      <style:text-properties officeooo:rsid="003e78ee" officeooo:paragraph-rsid="0040e513"/>
    </style:style>
    <style:style style:name="P7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b2232" officeooo:paragraph-rsid="000b2232" style:font-weight-asian="bold" style:font-weight-complex="bold"/>
    </style:style>
    <style:style style:name="P77" style:family="paragraph" style:parent-style-name="Standard">
      <style:paragraph-properties fo:break-before="page"/>
      <style:text-properties officeooo:rsid="000843a2" officeooo:paragraph-rsid="000843a2"/>
    </style:style>
    <style:style style:name="P78" style:family="paragraph" style:parent-style-name="Standard">
      <style:paragraph-properties fo:break-before="page"/>
      <style:text-properties officeooo:rsid="000843a2" officeooo:paragraph-rsid="0030ea5a"/>
    </style:style>
    <style:style style:name="P79" style:family="paragraph" style:parent-style-name="Standard">
      <style:paragraph-properties fo:break-before="page"/>
      <style:text-properties fo:font-weight="bold" officeooo:rsid="0030ea5a" officeooo:paragraph-rsid="0030ea5a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  <style:style style:name="T3" style:family="text">
      <style:text-properties officeooo:rsid="000f0a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db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d2e5" style:font-weight-asian="normal" style:font-weight-complex="normal"/>
    </style:style>
    <style:style style:name="T8" style:family="text">
      <style:text-properties fo:font-weight="normal" officeooo:rsid="00143d6e" style:font-weight-asian="normal" style:font-weight-complex="normal"/>
    </style:style>
    <style:style style:name="T9" style:family="text">
      <style:text-properties fo:font-weight="normal" officeooo:rsid="00149755" style:font-weight-asian="normal" style:font-weight-complex="normal"/>
    </style:style>
    <style:style style:name="T10" style:family="text">
      <style:text-properties fo:font-weight="normal" officeooo:rsid="0017a094" style:font-weight-asian="normal" style:font-weight-complex="normal"/>
    </style:style>
    <style:style style:name="T11" style:family="text">
      <style:text-properties fo:font-weight="bold" officeooo:rsid="0017a094" style:font-weight-asian="bold" style:font-weight-complex="bold"/>
    </style:style>
    <style:style style:name="T12" style:family="text">
      <style:text-properties fo:font-weight="bold" officeooo:rsid="0025c024" style:font-weight-asian="bold" style:font-weight-complex="bold"/>
    </style:style>
    <style:style style:name="T13" style:family="text">
      <style:text-properties officeooo:rsid="00169d34"/>
    </style:style>
    <style:style style:name="T14" style:family="text">
      <style:text-properties officeooo:rsid="0016c2c5"/>
    </style:style>
    <style:style style:name="T15" style:family="text">
      <style:text-properties officeooo:rsid="0017a094"/>
    </style:style>
    <style:style style:name="T16" style:family="text">
      <style:text-properties officeooo:rsid="001e9f69"/>
    </style:style>
    <style:style style:name="T17" style:family="text">
      <style:text-properties officeooo:rsid="001ecfe8"/>
    </style:style>
    <style:style style:name="T18" style:family="text">
      <style:text-properties officeooo:rsid="002379f7"/>
    </style:style>
    <style:style style:name="T19" style:family="text">
      <style:text-properties officeooo:rsid="002408ee"/>
    </style:style>
    <style:style style:name="T20" style:family="text">
      <style:text-properties officeooo:rsid="0025c024"/>
    </style:style>
    <style:style style:name="T21" style:family="text">
      <style:text-properties officeooo:rsid="002782f7"/>
    </style:style>
    <style:style style:name="T22" style:family="text">
      <style:text-properties officeooo:rsid="002adc88"/>
    </style:style>
    <style:style style:name="T23" style:family="text">
      <style:text-properties officeooo:rsid="002b81fa"/>
    </style:style>
    <style:style style:name="T24" style:family="text">
      <style:text-properties officeooo:rsid="00328bad"/>
    </style:style>
    <style:style style:name="T25" style:family="text">
      <style:text-properties officeooo:rsid="0032ae26"/>
    </style:style>
    <style:style style:name="T26" style:family="text">
      <style:text-properties officeooo:rsid="0032d7e5"/>
    </style:style>
    <style:style style:name="T27" style:family="text">
      <style:text-properties officeooo:rsid="00395218"/>
    </style:style>
    <style:style style:name="T28" style:family="text">
      <style:text-properties officeooo:rsid="003b39b0"/>
    </style:style>
    <style:style style:name="T29" style:family="text">
      <style:text-properties officeooo:rsid="003f4ec5"/>
    </style:style>
    <style:style style:name="T30" style:family="text">
      <style:text-properties officeooo:rsid="0040e513"/>
    </style:style>
    <style:style style:name="T31" style:family="text">
      <style:text-properties officeooo:rsid="0041861c"/>
    </style:style>
    <style:style style:name="T32" style:family="text">
      <style:text-properties officeooo:rsid="0048c1cc"/>
    </style:style>
    <style:style style:name="T33" style:family="text">
      <style:text-properties officeooo:rsid="004cc3ff"/>
    </style:style>
    <style:style style:name="T34" style:family="text">
      <style:text-properties officeooo:rsid="0051863c"/>
    </style:style>
    <style:style style:name="T35" style:family="text">
      <style:text-properties officeooo:rsid="005270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Introducing PCB111000_CP2102</text:p>
      <text:p text:style-name="P61"/>
      <text:p text:style-name="P62">PCB111000_CP2102 is a cut down version of PCB_111000_UNO published by osbornema on 18 July 2020. <text:s/><text:span text:style-name="T30">It is designed to provide an introduction to C programming for AVR devices and consists of:</text:span></text:p>
      <text:p text:style-name="P63"><text:tab/>A CP2102 module with Rx/Tx and power provided on a 6 pin header</text:p>
      <text:p text:style-name="P63"><text:tab/>An Atmeg328 <text:span text:style-name="T35">for user programs</text:span></text:p>
      <text:p text:style-name="P63"><text:tab/>An ATtiny 1606 that drives an 8 digit seven segment display.</text:p>
      <text:p text:style-name="P6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B1" office:value-type="string">
            <text:p text:style-name="P9">System diagram for PCB111000_CP2102</text:p>
            <text:p text:style-name="P9"/>
            <text:p text:style-name="P6">The Atmega 328 hosts:</text:p>
            <text:p text:style-name="P6"><text:s text:c="5"/>A Hex/text bootloader</text:p>
            <text:p text:style-name="P6"><text:s text:c="5"/><text:span text:style-name="T32">An optional UPDI programmer</text:span></text:p>
            <text:p text:style-name="P6"><text:s text:c="5"/><text:span text:style-name="T32">User programs</text:span></text:p>
            <text:p text:style-name="P6"><text:s text:c="5"/><text:span text:style-name="T32">Text commentary for several sample </text:span></text:p>
            <text:p text:style-name="P6"><text:s text:c="5"/><text:span text:style-name="T32">programs.</text:span></text:p>
            <text:p text:style-name="P6"><text:s text:c="5"/><text:span text:style-name="T34">Two default programs provided for test <text:s text:c="16"/></text:span></text:p>
            <text:p text:style-name="P7"><text:s text:c="6"/><text:span text:style-name="T34">purposes.</text:span></text:p>
            <text:p text:style-name="P6"/>
            <text:p text:style-name="P8">The ATtiny1606</text:p>
            <text:p text:style-name="P8"><text:s text:c="5"/>Drives the display</text:p>
            <text:p text:style-name="P8"><text:s text:c="5"/>Provides resources for the user projects</text:p>
            <text:p text:style-name="P8"/>
            <text:p text:style-name="P8">One of the switches controls reset and display intensity. <text:s/><text:span text:style-name="T33">The others are or data entry.</text:span></text:p>
          </table:table-cell>
        </table:table-row>
      </table:table>
      <text:p text:style-name="P63"><text:span text:style-name="T34">This project </text:span>up makes use of the following projects that I have already posted to AVR freaks. </text:p>
      <text:p text:style-name="P63"><text:tab/><text:tab/><text:span text:style-name="T24">Calibrating the Atmega328 internal RC clock</text:span></text:p>
      <text:p text:style-name="P63"><text:tab/><text:tab/><text:span text:style-name="T25">UNO_AVR programmer</text:span></text:p>
      <text:p text:style-name="P63"><text:tab/><text:tab/><text:span text:style-name="T26">UNO as UPDI programmer</text:span></text:p>
      <text:p text:style-name="P64"><text:tab/><text:tab/><text:span text:style-name="T34">The bootloader used in PCB_111000_UNO</text:span></text:p>
      <text:p text:style-name="P65">New copies are included in this posting as each project has been modified slightly to fit this application.</text:p>
      <text:p text:style-name="P66"/>
      <text:p text:style-name="P68">For many newcomers to C and microcontroller programming the UNO has probably been an indispensable tool. <text:s text:c="2"/><text:span text:style-name="T27">It is supported by the Arduino development environment and provides:</text:span></text:p>
      <text:p text:style-name="P73"><text:tab/><text:tab/> Communication with a PC</text:p>
      <text:p text:style-name="P73"><text:tab/><text:tab/>A bootloader for projects</text:p>
      <text:p text:style-name="P68"><text:tab/><text:tab/><text:span text:style-name="T27">Access to all the IO of an Atmega 328</text:span></text:p>
      <text:p text:style-name="P71">For me it also provides an easy way of programming and calibrating <text:span text:style-name="T28">a number of</text:span> AVR devices. <text:s/></text:p>
      <text:p text:style-name="P71"/>
      <text:p text:style-name="P72">However <text:span text:style-name="T28">the </text:span>CP2102 module <text:span text:style-name="T28">can also be used to provide communication with a PC. <text:s text:c="2"/>This provides a real incentive to use one of the free PCB design tools and do our designs from scratch. <text:s/>An Atmega preloaded with the Arduino bootloader can be used so nothing else need change. <text:s/>However for project PCB111000_CP2102:</text:span></text:p>
      <text:p text:style-name="P74"><text:tab/>Arduino <text:span text:style-name="T29">is used to </text:span>compile <text:span text:style-name="T29">and export user</text:span> projects</text:p>
      <text:p text:style-name="P75"><text:tab/><text:span text:style-name="T31">The bootloader is based on the UNO_AVR programmer</text:span></text:p>
      <text:p text:style-name="P75"><text:tab/><text:span text:style-name="T31">A UPDI programmer based on the UNO version is used to program the ATtiny1606</text:span></text:p>
      <text:p text:style-name="P75"><text:tab/><text:span text:style-name="T34">PC communication is made via a terminal program rather than the Arduino GUI.</text:span></text:p>
      <text:p text:style-name="P75"><text:soft-page-break/><text:tab/></text:p>
      <text:p text:style-name="P75"><text:tab/></text:p>
      <text:p text:style-name="P74"><text:tab/></text:p>
      <text:p text:style-name="P72"><text:tab/><text:tab/></text:p>
      <text:p text:style-name="P69"/>
      <text:p text:style-name="P67"/>
      <text:p text:style-name="P29">Checking out the software</text:p>
      <text:p text:style-name="P7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81"/>
            <text:p text:style-name="P81"/>
            <text:p text:style-name="P81">Always use manufacturing drawings stored on Github when ordering new boards.</text:p>
            <text:p text:style-name="P81"/>
            <text:p text:style-name="P82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82"/>
          </table:table-cell>
        </table:table-row>
      </table:table>
      <text:p text:style-name="P70"/>
      <text:p text:style-name="P70"/>
      <text:p text:style-name="P67"/>
      <text:p text:style-name="P67"/>
      <text:p text:style-name="P67"/>
      <text:p text:style-name="P64"/>
      <text:p text:style-name="P65"/>
      <text:p text:style-name="P63"><text:tab/><text:tab/></text:p>
      <text:p text:style-name="P63"><text:tab/><text:tab/></text:p>
      <text:p text:style-name="P63"><text:tab/></text:p>
      <text:p text:style-name="P61"/>
      <text:p text:style-name="P61"/>
      <text:p text:style-name="P61"/>
      <text:p text:style-name="P61"/>
      <text:p text:style-name="P61"/>
      <text:p text:style-name="P62"/>
      <text:p text:style-name="P60"/>
      <text:p text:style-name="P77"/>
      <text:p text:style-name="P77"/>
      <text:p text:style-name="P78"/>
      <text:p text:style-name="P61">PCB11000_CP2102</text:p>
      <text:p text:style-name="P10"/>
      <text:p text:style-name="P10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A<text:span text:style-name="T14">T</text:span>tiny 160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Atmega328</text:p>
          </table:table-cell>
          <table:table-cell table:style-name="Table1.A1" office:value-type="string">
            <text:p text:style-name="P1"/>
          </table:table-cell>
          <table:table-cell table:style-name="Table1.F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0 (Reset)</text:p>
          </table:table-cell>
          <table:table-cell table:style-name="Table1.A2" office:value-type="string">
            <text:p text:style-name="P2">328 PB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0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1 </text:p>
          </table:table-cell>
          <table:table-cell table:style-name="Table1.A2" office:value-type="string">
            <text:p text:style-name="P4">Dig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1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2(Comms)</text:p>
          </table:table-cell>
          <table:table-cell table:style-name="Table1.A2" office:value-type="string">
            <text:p text:style-name="P4">328 PB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2</text:p>
          </table:table-cell>
          <table:table-cell table:style-name="Table1.A2" office:value-type="string">
            <text:p text:style-name="P4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3</text:p>
          </table:table-cell>
          <table:table-cell table:style-name="Table1.A2" office:value-type="string">
            <text:p text:style-name="P2"><text:span text:style-name="T1">Seg </text:span>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3</text:p>
          </table:table-cell>
          <table:table-cell table:style-name="Table1.A2" office:value-type="string">
            <text:p text:style-name="P4">Prog output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4</text:p>
          </table:table-cell>
          <table:table-cell table:style-name="Table1.A2" office:value-type="string">
            <text:p text:style-name="P3"><text:span text:style-name="T1">Seg </text:span>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4</text:p>
          </table:table-cell>
          <table:table-cell table:style-name="Table1.A2" office:value-type="string">
            <text:p text:style-name="P4">Comms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5</text:p>
          </table:table-cell>
          <table:table-cell table:style-name="Table1.A2" office:value-type="string">
            <text:p text:style-name="P3"><text:span text:style-name="T1">Dig </text:span>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5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6</text:p>
          </table:table-cell>
          <table:table-cell table:style-name="Table1.A2" office:value-type="string">
            <text:p text:style-name="P3"><text:span text:style-name="T1">Dig </text:span>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6</text:p>
          </table:table-cell>
          <table:table-cell table:style-name="Table1.A2" office:value-type="string">
            <text:p text:style-name="P5">n/c 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7</text:p>
          </table:table-cell>
          <table:table-cell table:style-name="Table1.A2" office:value-type="string">
            <text:p text:style-name="P3"><text:span text:style-name="T1">Dig </text:span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7</text:p>
          </table:table-cell>
          <table:table-cell table:style-name="Table1.A2" office:value-type="string">
            <text:p text:style-name="P5">n/c/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0</text:p>
          </table:table-cell>
          <table:table-cell table:style-name="Table1.A2" office:value-type="string">
            <text:p text:style-name="P3"><text:span text:style-name="T1">Dig </text:span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0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1</text:p>
          </table:table-cell>
          <table:table-cell table:style-name="Table1.A2" office:value-type="string">
            <text:p text:style-name="P3"><text:span text:style-name="T1">Seg </text:span>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1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2</text:p>
          </table:table-cell>
          <table:table-cell table:style-name="Table1.A2" office:value-type="string">
            <text:p text:style-name="P3"><text:span text:style-name="T1">Seg </text:span>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2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3</text:p>
          </table:table-cell>
          <table:table-cell table:style-name="Table1.A2" office:value-type="string">
            <text:p text:style-name="P3"><text:span text:style-name="T1">Seg </text:span>D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4</text:p>
          </table:table-cell>
          <table:table-cell table:style-name="Table1.A2" office:value-type="string">
            <text:p text:style-name="P3"><text:span text:style-name="T1">Dig </text:span>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5</text:p>
          </table:table-cell>
          <table:table-cell table:style-name="Table1.A2" office:value-type="string">
            <text:p text:style-name="P3"><text:span text:style-name="T1">Seg </text:span>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5</text:p>
          </table:table-cell>
          <table:table-cell table:style-name="Table1.A2" office:value-type="string">
            <text:p text:style-name="P5">Switch to 0v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0</text:p>
          </table:table-cell>
          <table:table-cell table:style-name="Table1.A2" office:value-type="string">
            <text:p text:style-name="P3"><text:span text:style-name="T1">Dig </text:span>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0</text:p>
          </table:table-cell>
          <table:table-cell table:style-name="Table1.A2" office:value-type="string">
            <text:p text:style-name="P5">R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1</text:p>
          </table:table-cell>
          <table:table-cell table:style-name="Table1.A2" office:value-type="string">
            <text:p text:style-name="P3"><text:span text:style-name="T1">Seg </text:span>F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1</text:p>
          </table:table-cell>
          <table:table-cell table:style-name="Table1.A2" office:value-type="string">
            <text:p text:style-name="P5">T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2</text:p>
          </table:table-cell>
          <table:table-cell table:style-name="Table1.A2" office:value-type="string">
            <text:p text:style-name="P3"><text:span text:style-name="T1">Dig </text:span>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2</text:p>
          </table:table-cell>
          <table:table-cell table:style-name="Table1.A2" office:value-type="string">
            <text:p text:style-name="P5">SW1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3</text:p>
          </table:table-cell>
          <table:table-cell table:style-name="Table1.A2" office:value-type="string">
            <text:p text:style-name="P3"><text:span text:style-name="T1">Seg </text:span>G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SW<text:span text:style-name="T2">2</text:span>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W3</text:p>
          </table:table-cell>
          <table:table-cell table:style-name="Table1.F2" office:value-type="string">
            <text:p text:style-name="P1"/>
          </table:table-cell>
        </table:table-row>
      </table:table>
      <text:p text:style-name="P18"/>
      <text:p text:style-name="P19">Reset control</text:p>
      <text:p text:style-name="P19"/>
      <text:p text:style-name="P21">POR<text:tab/><text:tab/><text:span text:style-name="T6">Jump to </text:span><text:span text:style-name="T8">0x0000:</text:span><text:span text:style-name="T6"> </text:span><text:span text:style-name="T9">also </text:span><text:span text:style-name="T6">reset</text:span><text:span text:style-name="T9">s</text:span><text:span text:style-name="T6"> </text:span><text:span text:style-name="T8">ATtiny 1606</text:span></text:p>
      <text:p text:style-name="P21"><text:span text:style-name="T8"><text:tab/><text:tab/><text:tab/></text:span><text:span text:style-name="T9">Short keypress: <text:tab/>Change intensity</text:span></text:p>
      <text:p text:style-name="P35"><text:tab/><text:tab/><text:tab/>Long keypress: <text:tab/>Run bootloader</text:p>
      <text:p text:style-name="P36"/>
      <text:p text:style-name="P19">WDT<text:span text:style-name="T6"><text:tab/><text:tab/></text:span><text:span text:style-name="T8">Jump to 0x0000 or 0x7000 </text:span><text:span text:style-name="T6">depend</text:span><text:span text:style-name="T8">ing</text:span><text:span text:style-name="T6"> on eeprom setting</text:span></text:p>
      <text:p text:style-name="P20">Switch<text:span text:style-name="T6"><text:tab/><text:tab/>Post User Prompt:<text:tab/></text:span><text:span text:style-name="T7">Long press:<text:tab/>Run bootloader</text:span></text:p>
      <text:p text:style-name="P38"><text:tab/><text:tab/><text:tab/><text:tab/><text:tab/>Short press:<text:tab/>Same as POR</text:p>
      <text:p text:style-name="P37"/>
      <text:p text:style-name="P22"><text:soft-page-break/>Bootloader</text:p>
      <text:p text:style-name="P30"/>
      <text:p text:style-name="P30">Load hex/text programmer at 0x7000.</text:p>
      <text:p text:style-name="P30">Load hex verification/text reader at bottom of application partition.</text:p>
      <text:p text:style-name="P54"/>
      <text:p text:style-name="P31">At p/r prompt</text:p>
      <text:p text:style-name="P31"><text:tab/>Press p to program hex, then jump to hex verification routine, them restore the p/r prompt</text:p>
      <text:p text:style-name="P31"><text:tab/><text:tab/><text:span text:style-name="T13">Could use wdtout or jump to restore p/r prompt </text:span></text:p>
      <text:p text:style-name="P31"/>
      <text:p text:style-name="P31"><text:tab/>Press t to program text, then jump to text reader, them restore the p/r prompt</text:p>
      <text:p text:style-name="P32"><text:tab/><text:tab/> <text:span text:style-name="T13">Could use wdtout or jump to restore p/r prompt</text:span></text:p>
      <text:p text:style-name="P31"/>
      <text:p text:style-name="P31"><text:tab/>Press r to jump to 0x0000.</text:p>
      <text:p text:style-name="P31"><text:tab/><text:span text:style-name="T13">If 0x0000 contains 0xFFFF jump to default apps.</text:span></text:p>
      <text:p text:style-name="P31"/>
      <text:p text:style-name="P33">Issues</text:p>
      <text:p text:style-name="P33"><text:tab/><text:span text:style-name="T15">Note: pages are erased one at a time just before they are written</text:span></text:p>
      <text:p text:style-name="P33"><text:tab/><text:span text:style-name="T15">Pressing p with erase the first page of the previous application</text:span></text:p>
      <text:p text:style-name="P33"><text:tab/><text:span text:style-name="T15">This should probably be avoided, </text:span><text:span text:style-name="T11">i.e. wait until hex file down load starts.</text:span></text:p>
      <text:p text:style-name="P23"/>
      <text:p text:style-name="P33"><text:span text:style-name="T11"><text:tab/></text:span><text:span text:style-name="T10">Bootloader must be transferred to a Studio application</text:span></text:p>
      <text:p text:style-name="P39"/>
      <text:p text:style-name="P34"><text:span text:style-name="T10">J</text:span><text:span text:style-name="T6">obs</text:span></text:p>
      <text:p text:style-name="P40"/>
      <text:p text:style-name="P40"><text:tab/>Transfer basic bootloader to Studio app.</text:p>
      <text:p text:style-name="P40"><text:tab/>Get reset op working as required.</text:p>
      <text:p text:style-name="P40"><text:tab/>Enhance bootloader to include test and <text:span text:style-name="T16">verification.</text:span></text:p>
      <text:p text:style-name="P40"/>
      <text:p text:style-name="P24">Tests</text:p>
      <text:p text:style-name="P41"/>
      <text:p text:style-name="P41">In the prototype project “Bootloader_test”:</text:p>
      <text:p text:style-name="P41"/>
      <text:p text:style-name="P41"><text:tab/>All resets take program control to location 0x7000.</text:p>
      <text:p text:style-name="P41"><text:tab/>The setup_HW macro initiates the WDT (clearing the WDRF, bit 3 of MCUSR) </text:p>
      <text:p text:style-name="P41"><text:tab/>If the POR flag is set control jumps to location 0x0000 (the User application).</text:p>
      <text:p text:style-name="P41"><text:tab/>If the EXRF is set control continues with the bootloader app. </text:p>
      <text:p text:style-name="P42"/>
      <text:p text:style-name="P25">Project CP2102_bootloader development:</text:p>
      <text:p text:style-name="P43"/>
      <text:p text:style-name="P43">For project CP2102_bootloader:</text:p>
      <text:p text:style-name="P43"><text:tab/><text:span text:style-name="T17">All resets </text:span>must <text:span text:style-name="T17">take program control to location 0x7000.</text:span></text:p>
      <text:p text:style-name="P43"><text:tab/><text:span text:style-name="T17">If the POR flag is set control </text:span>must <text:span text:style-name="T17">jump to location 0x0000 (the User application).</text:span></text:p>
      <text:p text:style-name="P43"><text:tab/></text:p>
      <text:p text:style-name="P48">All resets take control to 0x7000</text:p>
      <text:p text:style-name="P46"/>
      <text:p text:style-name="P49">Post Ext reset:<text:tab/><text:tab/>There is no external reset.</text:p>
      <text:p text:style-name="P46"/>
      <text:p text:style-name="P47">Post WDT<text:tab/>Read <text:span text:style-name="T19">WDT flag:</text:span></text:p>
      <text:p text:style-name="P47"><text:tab/><text:tab/><text:tab/><text:span text:style-name="T19">If set: will </text:span>run bootloader</text:p>
      <text:p text:style-name="P46"><text:tab/><text:tab/><text:tab/><text:span text:style-name="T19">If clear: Jump to 0x0000.</text:span></text:p>
      <text:p text:style-name="P46">Post POR<text:span text:style-name="T12">{</text:span></text:p>
      <text:p text:style-name="P44"><text:tab/><text:span text:style-name="T18">Clear PORF flag (in MCUSR)<text:tab/></text:span></text:p>
      <text:p text:style-name="P44"><text:soft-page-break/><text:tab/>Check SW1</text:p>
      <text:p text:style-name="P45"><text:tab/><text:tab/>If up:<text:tab/><text:span text:style-name="T19">Do nothing</text:span>; </text:p>
      <text:p text:style-name="P44"><text:tab/><text:tab/>If down <text:span text:style-name="T19">set WDT flag. <text:s/>(Will run bootloader.)</text:span></text:p>
      <text:p text:style-name="P44"><text:tab/><text:span text:style-name="T20">Initiate WDTout.</text:span><text:span text:style-name="T12">}</text:span></text:p>
      <text:p text:style-name="P41"><text:tab/><text:tab/></text:p>
      <text:p text:style-name="P57">Continue with bootloader</text:p>
      <text:p text:style-name="P59">At h/t/r prompt if r is pressed clear WDT flag and initiate WDTout</text:p>
      <text:p text:style-name="P58">Clear WDT flag when bootloader completes</text:p>
      <text:p text:style-name="P58">Initiate WDTout.</text:p>
      <text:p text:style-name="P58"/>
      <text:p text:style-name="P58"/>
      <text:p text:style-name="P55"/>
      <text:p text:style-name="P55"/>
      <text:p text:style-name="P55">Use of SW1 during execution of user app.</text:p>
      <text:p text:style-name="P55"><text:tab/>Jump to <text:span text:style-name="T21">pin change</text:span> ISR</text:p>
      <text:p text:style-name="P55"><text:tab/><text:tab/>Start timer</text:p>
      <text:p text:style-name="P55"><text:tab/><text:tab/><text:tab/>If short <text:span text:style-name="T21">set intensity flag.</text:span></text:p>
      <text:p text:style-name="P55"><text:tab/><text:tab/><text:tab/>If long <text:span text:style-name="T21">set WDT flag </text:span></text:p>
      <text:p text:style-name="P56"><text:tab/><text:tab/><text:span text:style-name="T22">Initiate WDTout (to reset 328 or run bootloader)</text:span></text:p>
      <text:p text:style-name="P55"/>
      <text:p text:style-name="P55"/>
      <text:p text:style-name="P26">User App setup_HW macro</text:p>
      <text:p text:style-name="P50"/>
      <text:p text:style-name="P51">Always issues a 1606 reset command and changes intensity if flag is set</text:p>
      <text:p text:style-name="P51">Issues intensity command if flag is set</text:p>
      <text:p text:style-name="P52">Reset both flags</text:p>
      <text:p text:style-name="P51"/>
      <text:p text:style-name="P28">1606 Reset</text:p>
      <text:p text:style-name="P51">POR sets intensity low</text:p>
      <text:p text:style-name="P51">Reset command: <text:s/>Issues a WDTout</text:p>
      <text:p text:style-name="P51">Intensity command is only active at this moment</text:p>
      <text:p text:style-name="P51"/>
      <text:p text:style-name="P51"/>
      <text:p text:style-name="P53">328 EEPROM</text:p>
      <text:p text:style-name="P53"/>
      <text:p text:style-name="P53">0x3FF<text:tab/><text:tab/>cal</text:p>
      <text:p text:style-name="P53">0x3FE<text:tab/><text:tab/>cal</text:p>
      <text:p text:style-name="P53">0x3FD<text:tab/><text:tab/>cal</text:p>
      <text:p text:style-name="P53">0x3FC</text:p>
      <text:p text:style-name="P53"><text:tab/>bit 0<text:tab/>WDT flag<text:tab/><text:tab/><text:tab/><text:span text:style-name="T23">1 for clear and 0 for set</text:span></text:p>
      <text:p text:style-name="P53"><text:tab/>bit 1<text:tab/>Intensity flag</text:p>
      <text:p text:style-name="P27"/>
      <text:p text:style-name="P26"/>
      <text:p text:style-name="P55"/>
      <text:p text:style-name="P55"/>
      <text:p text:style-name="P76">Bug reports</text:p>
      <text:p text:style-name="P11"/>
      <text:p text:style-name="P11"/>
      <text:p text:style-name="P11"><text:span text:style-name="T3">1<text:tab/></text:span><text:span text:style-name="T4">See subroutine “ send_int_num()”</text:span> in </text:p>
      <text:p text:style-name="P11">UNO_template_V2\Resources_Template_V2\One_wire_transactions</text:p>
      <text:p text:style-name="P11"/>
      <text:p text:style-name="P11">void send_int_num(long num){</text:p>
      <text:p text:style-name="P11">One_wire_Tx_char = 'C'; <text:tab/><text:tab/> </text:p>
      <text:p text:style-name="P11">UART_Tx_1_wire();</text:p>
      <text:p text:style-name="P11">for(int m = 0; m &lt;= 3; m++){</text:p>
      <text:p text:style-name="P11">One_wire_Tx_char = Long_Num_to_UNO &gt;&gt; (8 * (3 - m)); </text:p>
      <text:p text:style-name="P12">UART_Tx_1_wire();}}</text:p>
      <text:p text:style-name="P12"/>
      <text:p text:style-name="P13">This should be</text:p>
      <text:p text:style-name="P12">void send_int_num(long num){</text:p>
      <text:p text:style-name="P12">One_wire_Tx_char = 'C'; </text:p>
      <text:p text:style-name="P12">UART_Tx_1_wire();</text:p>
      <text:p text:style-name="P12">for(int m = 0; m &lt;= 3; m++){</text:p>
      <text:p text:style-name="P12">One_wire_Tx_char = num &gt;&gt; (8 * (3 - m));</text:p>
      <text:p text:style-name="P12">UART_Tx_1_wire();}}<text:tab/><text:tab/><text:tab/><text:tab/></text:p>
      <text:p text:style-name="P12"/>
      <text:p text:style-name="P12"/>
      <text:p text:style-name="P12"/>
      <text:p text:style-name="P12"><text:span text:style-name="T3">2<text:tab/></text:span><text:span text:style-name="T4">UNO_ARV_Programmer</text:span><text:span text:style-name="T5">\</text:span><text:span text:style-name="T4">UNO_AVR_programmer_intro.</text:span><text:span text:style-name="T5">pdf</text:span></text:p>
      <text:p text:style-name="P12"/>
      <text:p text:style-name="P14">See section </text:p>
      <text:p text:style-name="P15">UNO_AVR_ programmer Hard Ware:</text:p>
      <text:p text:style-name="P16">UNO <text:span text:style-name="T3">T</text:span>x pin should be connected to Atmega168 pin 3 (USART TXD) and </text:p>
      <text:p text:style-name="P17">UNO <text:span text:style-name="T3">R</text:span>x pin should be connected to Atmega168 pin <text:span text:style-name="T3">2</text:span> (USART <text:span text:style-name="T3">R</text:span>X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1-10-12T09:11:43.716000000</dc:date>
    <meta:editing-duration>PT4H25M56S</meta:editing-duration>
    <meta:editing-cycles>36</meta:editing-cycles>
    <meta:generator>LibreOffice/6.2.8.2$Windows_X86_64 LibreOffice_project/f82ddfca21ebc1e222a662a32b25c0c9d20169ee</meta:generator>
    <meta:document-statistic meta:table-count="3" meta:image-count="3" meta:object-count="0" meta:page-count="9" meta:paragraph-count="222" meta:word-count="1015" meta:character-count="5940" meta:non-whitespace-character-count="4936"/>
  </office:meta>
</office:document-meta>
</file>